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0886" officeooo:paragraph-rsid="00110886"/>
    </style:style>
    <style:style style:name="P2" style:family="paragraph" style:parent-style-name="Standard" style:list-style-name="L1">
      <style:text-properties officeooo:rsid="00110886" officeooo:paragraph-rsid="00110886"/>
    </style:style>
    <style:style style:name="P3" style:family="paragraph" style:parent-style-name="Standard">
      <style:text-properties officeooo:paragraph-rsid="00110886"/>
    </style:style>
    <style:style style:name="P4" style:family="paragraph" style:parent-style-name="Standard">
      <style:text-properties fo:language="sk" fo:country="SK" officeooo:rsid="00110886" officeooo:paragraph-rsid="00110886"/>
    </style:style>
    <style:style style:name="P5" style:family="paragraph" style:parent-style-name="Standard">
      <style:text-properties officeooo:rsid="00111427" officeooo:paragraph-rsid="00111427"/>
    </style:style>
    <style:style style:name="T1" style:family="text">
      <style:text-properties fo:language="sk" fo:country="SK"/>
    </style:style>
    <style:style style:name="T2" style:family="text">
      <style:text-properties fo:language="sk" fo:country="SK" fo:font-weight="bold" style:font-weight-asian="bold" style:font-weight-complex="bold"/>
    </style:style>
    <style:style style:name="T3" style:family="text">
      <style:text-properties fo:language="sk" fo:country="SK" officeooo:rsid="00110886"/>
    </style:style>
    <style:style style:name="T4" style:family="text">
      <style:text-properties fo:language="sk" fo:country="SK" officeooo:rsid="00111427"/>
    </style:style>
    <style:style style:name="T5" style:family="text">
      <style:text-properties fo:font-weight="bold" style:font-weight-asian="bold" style:font-weight-complex="bold"/>
    </style:style>
    <style:style style:name="T6"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brý deň,<text:line-break/><text:line-break/>chcel by som Vás veľmi pekne poprosiť o prezretie si zadania mojej témy diplomovej práce a overenie korektnosti môjho navrhnutého riešenia.</text:p>
      <text:p text:style-name="P1"/>
      <text:p text:style-name="P1"><text:span text:style-name="T5">Zadanie</text:span>: Overenie <text:span text:style-name="T1">genetických</text:span> <text:span text:style-name="T1">predispozícii</text:span> pomocou <text:span text:style-name="T1">analýzy</text:span> DNA sekvenci<text:span text:style-name="T1">e</text:span>.</text:p>
      <text:p text:style-name="P1"/>
      <text:p text:style-name="P1"><text:span text:style-name="T5">Zjednodu</text:span><text:span text:style-name="T2">šený popis aplikácie</text:span><text:span text:style-name="T1">: </text:span></text:p>
      <text:p text:style-name="P1"><text:span text:style-name="T1">Zmyslom aplikácie je, aby bolo možné analyzovať DNA sekvenciu zo sekvenatóra. Pôvod týchto dát neriešime, berieme to ako reťazec znakov (nukletidov) rozdelený na jednotlivé chromozómy. Je možné, že sa zadá iba trinásty chromozóm a konkrétne nukleotidy od <text:s/>1000 <text:s/>do 1500 pozície, </text:span><text:span text:style-name="T4">ale aj zosekvenovaná celá DNA.</text:span></text:p>
      <text:p text:style-name="P1"/>
      <text:p text:style-name="P3"><text:span text:style-name="T3">Teraz by som chcel analyzovať túto sekvenciu, najlepšie na nejaké anomálie ako rakovina prsníka alebo iné genetické poruchy. </text:span><text:span text:style-name="T4">Používam</text:span><text:span text:style-name="T3"> genómový prehliadač </text:span><text:a xlink:type="simple" xlink:href="http://www.ensembl.org/index.html" text:style-name="Internet_20_link" text:visited-style-name="Visited_20_Internet_20_Link">http://www.ensembl.org/index.html</text:a><text:span text:style-name="T3"> , kde nájdem konkrétny gén, </text:span><text:span text:style-name="T4">napríklad </text:span><text:span text:style-name="T3">rakoviny prsníka </text:span><text:a xlink:type="simple" xlink:href="http://www.ensembl.org/Homo_sapiens/Gene/Summary?db=core;g=ENSG00000139618;r=13:32315474-32400266" text:style-name="Internet_20_link" text:visited-style-name="Visited_20_Internet_20_Link">http://www.ensembl.org/Homo_sapiens/Gene/Summary?db=core;g=ENSG00000139618;r=13:32315474-32400266</text:a> <text:span text:style-name="T3">a prejdem priamo na jeho sekvenciu </text:span><text:a xlink:type="simple" xlink:href="http://www.ensembl.org/Homo_sapiens/Gene/Sequence?db=core;g=ENSG00000139618;r=13:32315474-32400266" text:style-name="Internet_20_link" text:visited-style-name="Visited_20_Internet_20_Link">http://www.ensembl.org/Homo_sapiens/Gene/Sequence?db=core;g=ENSG00000139618;r=13:32315474-32400266</text:a><text:span text:style-name="T3"> . </text:span><text:span text:style-name="T4">Táto sekvencia spolu s konkrétnym chromozómom a začiatočnou pozíciou bude slúžiť ako vzor. Ak sa vzorka zhoduje s týmto vzorom</text:span><text:span text:style-name="T3">, tak prehlásim, že tento gén sa vo vzorke nachádza a je teda pozitívny.</text:span></text:p>
      <text:p text:style-name="P3"/>
      <text:p text:style-name="P1"><text:span text:style-name="T2">Otázky</text:span><text:span text:style-name="T1">:</text:span></text:p>
      <text:list xml:id="list2530314040540758017" text:style-name="L1">
        <text:list-item>
          <text:p text:style-name="P2"><text:span text:style-name="T1">Približuje sa toto riešenie realite?</text:span></text:p>
        </text:list-item>
        <text:list-item>
          <text:p text:style-name="P2"><text:span text:style-name="T1">Môžem brať pozicie jednotlivých génov ako presne dané. Inak povedané gén rakoviny prsníka sa vždy začína na Chromozóme 13 a konkrétne na 32,315,474 pozícii alebo by som mal zaviesť nejakú odchylku, že sa môže začať od 32,300,000 do 32,330,000 pozície </text:span><text:span text:style-name="T4">kvôli prítomnosti nejakých mutácií</text:span><text:span text:style-name="T1">?</text:span></text:p>
        </text:list-item>
        <text:list-item>
          <text:p text:style-name="P2"><text:span text:style-name="T1">Aby bunka bola rakovinová musí byť 100% zhodná sekvencia vzorky a vzoru z prehliadača alebo môžu byť niektoré nukleotidy rozdielne, ak áno dá sa to nejako kvantifikovať, že ak sa zhoduje na 95% </text:span><text:span text:style-name="T6">tak to treba ozna</text:span><text:span text:style-name="T1">čiť ako vysoko-rizikové?</text:span></text:p>
        </text:list-item>
      </text:list>
      <text:p text:style-name="P1"/>
      <text:p text:style-name="P1"/>
      <text:p text:style-name="P5"><text:span text:style-name="T1">Vopred Vám ďakujem za Váš čas a spoluprácu,<text:line-break/>Jakub Kanitra</text:span></text:p>
      <text:p text:style-name="P5"><text:span text:style-name="T1">kubo.kanitra</text:span><text:span text:style-name="T6">@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1S</meta:editing-duration>
    <meta:editing-cycles>3</meta:editing-cycles>
    <meta:generator>LibreOffice/4.3.3.2$Windows_x86 LibreOffice_project/9bb7eadab57b6755b1265afa86e04bf45fbfc644</meta:generator>
    <dc:date>2015-03-29T23:59:01.101000000</dc:date>
    <meta:document-statistic meta:table-count="0" meta:image-count="0" meta:object-count="0" meta:page-count="1" meta:paragraph-count="11" meta:word-count="255" meta:character-count="1885" meta:non-whitespace-character-count="1640"/>
    <meta:user-defined meta:name="Info 1"/>
    <meta:user-defined meta:name="Info 2"/>
    <meta:user-defined meta:name="Info 3"/>
    <meta:user-defined meta:name="Info 4"/>
  </office:meta>
</office:document-meta>
</file>